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0000000355132496B752A92137.jpg" manifest:media-type="image/jpeg"/>
  <manifest:file-entry manifest:full-path="Pictures/10000001000005780000015EE958850AEAE83E8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48cm" svg:height="19.644cm" svg:x="-1.44cm" svg:y="1cm">
          <draw:image xlink:href="Pictures/100000000000050000000355132496B752A92137.jpg" xlink:type="simple" xlink:show="embed" xlink:actuate="onLoad" draw:mime-type="image/jpeg">
            <text:p/>
          </draw:image>
        </draw:frame>
        <draw:frame draw:style-name="gr1" draw:text-style-name="P1" draw:layer="layout" svg:width="7.936cm" svg:height="1.983cm" svg:x="18.317cm" svg:y="15.925cm">
          <draw:image xlink:href="Pictures/10000001000005780000015EE958850AEAE83E8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2T17:41:30.920000000</meta:creation-date>
    <dc:date>2023-09-12T17:47:22.363000000</dc:date>
    <meta:editing-duration>PT5M52S</meta:editing-duration>
    <meta:editing-cycles>1</meta:editing-cycles>
    <meta:document-statistic meta:object-count="2"/>
    <meta:generator>LibreOffice/7.5.1.2$Windows_X86_64 LibreOffice_project/fcbaee479e84c6cd81291587d2ee68cba099e129</meta:generator>
  </office:meta>
</office:document-meta>
</file>